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lan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partment of Happiness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1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9-08-25T08:27:03</meta:creation-date>
    <dc:language>fi-FI</dc:language>
    <meta:editing-cycles>2</meta:editing-cycles>
    <meta:editing-duration>PT00H02M22S</meta:editing-duration>
    <meta:initial-creator>Holcomb</meta:initial-creator>
    <dc:date>2009-08-25T08:29:21</dc:date>
    <dc:creator>Holcomb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Grey.otp"/>
  </office:meta>
</office:document-meta>
</file>